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112.96pt"/>
    </style:style>
    <style:style style:name="co3" style:family="table-column">
      <style:table-column-properties fo:break-before="auto" style:column-width="338.3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bionet_KPM_o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O:term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P-valu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48519</text:p>
          </table:table-cell>
          <table:table-cell office:value-type="string" calcext:value-type="string">
            <text:p>&amp;</text:p>
          </table:table-cell>
          <table:table-cell office:value-type="float" office:value="0.0000000855762119061619" calcext:value-type="float">
            <text:p>8.56E-0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egative regulation of biological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09987</text:p>
          </table:table-cell>
          <table:table-cell office:value-type="string" calcext:value-type="string">
            <text:p>&amp;</text:p>
          </table:table-cell>
          <table:table-cell office:value-type="float" office:value="0.00000140558636335717" calcext:value-type="float">
            <text:p>1.41E-0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ellular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1902105</text:p>
          </table:table-cell>
          <table:table-cell office:value-type="string" calcext:value-type="string">
            <text:p>&amp;</text:p>
          </table:table-cell>
          <table:table-cell office:value-type="float" office:value="0.00000470810009800992" calcext:value-type="float">
            <text:p>4.71E-0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egulation of leukocyte differenti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48523</text:p>
          </table:table-cell>
          <table:table-cell office:value-type="string" calcext:value-type="string">
            <text:p>&amp;</text:p>
          </table:table-cell>
          <table:table-cell office:value-type="float" office:value="0.00000498827685426691" calcext:value-type="float">
            <text:p>4.99E-0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egative regulation of cellular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71402</text:p>
          </table:table-cell>
          <table:table-cell office:value-type="string" calcext:value-type="string">
            <text:p>&amp;</text:p>
          </table:table-cell>
          <table:table-cell office:value-type="float" office:value="0.0000118902157741308" calcext:value-type="float">
            <text:p>1.19E-0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ellular response to lipoprotein particle stimulu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42127</text:p>
          </table:table-cell>
          <table:table-cell office:value-type="string" calcext:value-type="string">
            <text:p>&amp;</text:p>
          </table:table-cell>
          <table:table-cell office:value-type="float" office:value="0.0000120671151325172" calcext:value-type="float">
            <text:p>1.21E-0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egulation of cell prolifer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44273</text:p>
          </table:table-cell>
          <table:table-cell office:value-type="string" calcext:value-type="string">
            <text:p>&amp;</text:p>
          </table:table-cell>
          <table:table-cell office:value-type="float" office:value="0.0000220753775760576" calcext:value-type="float">
            <text:p>2.21E-0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ulfur compound catabol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08152</text:p>
          </table:table-cell>
          <table:table-cell office:value-type="string" calcext:value-type="string">
            <text:p>&amp;</text:p>
          </table:table-cell>
          <table:table-cell office:value-type="float" office:value="0.0000269930602229888" calcext:value-type="float">
            <text:p>2.70E-0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etabol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48771</text:p>
          </table:table-cell>
          <table:table-cell office:value-type="string" calcext:value-type="string">
            <text:p>&amp;</text:p>
          </table:table-cell>
          <table:table-cell office:value-type="float" office:value="0.0000384789440782037" calcext:value-type="float">
            <text:p>3.85E-0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issue remodeling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55094</text:p>
          </table:table-cell>
          <table:table-cell office:value-type="string" calcext:value-type="string">
            <text:p>&amp;</text:p>
          </table:table-cell>
          <table:table-cell office:value-type="float" office:value="0.0000549760528848992" calcext:value-type="float">
            <text:p>5.50E-0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esponse to lipoprotein particl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08284</text:p>
          </table:table-cell>
          <table:table-cell office:value-type="string" calcext:value-type="string">
            <text:p>&amp;</text:p>
          </table:table-cell>
          <table:table-cell office:value-type="float" office:value="0.000148768303218706" calcext:value-type="float">
            <text:p>1.49E-0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ositive regulation of cell prolifer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51254</text:p>
          </table:table-cell>
          <table:table-cell office:value-type="string" calcext:value-type="string">
            <text:p>&amp;</text:p>
          </table:table-cell>
          <table:table-cell office:value-type="float" office:value="0.000188736641475717" calcext:value-type="float">
            <text:p>1.89E-0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ositive regulation of RNA metabol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1901136</text:p>
          </table:table-cell>
          <table:table-cell office:value-type="string" calcext:value-type="string">
            <text:p>&amp;</text:p>
          </table:table-cell>
          <table:table-cell office:value-type="float" office:value="0.000257393366333314" calcext:value-type="float">
            <text:p>2.57E-0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arbohydrate derivative catabol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09719</text:p>
          </table:table-cell>
          <table:table-cell office:value-type="string" calcext:value-type="string">
            <text:p>&amp;</text:p>
          </table:table-cell>
          <table:table-cell office:value-type="float" office:value="0.000410518506907619" calcext:value-type="float">
            <text:p>4.11E-0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esponse to endogenous stimulu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1903706</text:p>
          </table:table-cell>
          <table:table-cell office:value-type="string" calcext:value-type="string">
            <text:p>&amp;</text:p>
          </table:table-cell>
          <table:table-cell office:value-type="float" office:value="0.000486943957242909" calcext:value-type="float">
            <text:p>4.87E-0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egulation of hemopoiesi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2000026</text:p>
          </table:table-cell>
          <table:table-cell office:value-type="string" calcext:value-type="string">
            <text:p>&amp;</text:p>
          </table:table-cell>
          <table:table-cell office:value-type="float" office:value="0.00052126046266509" calcext:value-type="float">
            <text:p>5.21E-0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egulation of multicellular organismal developmen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10557</text:p>
          </table:table-cell>
          <table:table-cell office:value-type="string" calcext:value-type="string">
            <text:p>&amp;</text:p>
          </table:table-cell>
          <table:table-cell office:value-type="float" office:value="0.000527289833080134" calcext:value-type="float">
            <text:p>5.27E-0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ositive regulation of macromolecule biosynthet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44272</text:p>
          </table:table-cell>
          <table:table-cell office:value-type="string" calcext:value-type="string">
            <text:p>&amp;</text:p>
          </table:table-cell>
          <table:table-cell office:value-type="float" office:value="0.000601071015084422" calcext:value-type="float">
            <text:p>6.01E-0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ulfur compound biosynthet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06790</text:p>
          </table:table-cell>
          <table:table-cell office:value-type="string" calcext:value-type="string">
            <text:p>&amp;</text:p>
          </table:table-cell>
          <table:table-cell office:value-type="float" office:value="0.000626043192112032" calcext:value-type="float">
            <text:p>6.26E-0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ulfur compound metabol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45935</text:p>
          </table:table-cell>
          <table:table-cell office:value-type="string" calcext:value-type="string">
            <text:p>&amp;</text:p>
          </table:table-cell>
          <table:table-cell office:value-type="float" office:value="0.000712846825772939" calcext:value-type="float">
            <text:p>7.13E-0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ositive regulation of nucleobase-containing compound metabolic process</text:p>
          </table:table-cell>
          <table:table-cell office:value-type="string" calcext:value-type="string">
            <text:p>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 style:data-style-name="N2" text:time-value="16:12:00.496124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4T16:24:41.099757859</dc:date>
    <meta:editing-duration>PT4M49S</meta:editing-duration>
    <meta:editing-cycles>2</meta:editing-cycles>
    <meta:generator>LibreOffice/6.0.6.2$Linux_X86_64 LibreOffice_project/00m0$Build-2</meta:generator>
    <meta:document-statistic meta:table-count="1" meta:cell-count="126" meta:object-count="0"/>
  </office:meta>
</office:document-meta>
</file>